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1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QUEREVALU PERICHE, REYNA JAQUELINE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1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ZAPATA GONZALES, IRIS PAOL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2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2007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4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1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01:20:1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